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1000000B1F53156FD.jpg"/>
  <manifest:file-entry manifest:media-type="image/png" manifest:full-path="Pictures/100000000000031A00000463ABFBAC76.png"/>
  <manifest:file-entry manifest:media-type="" manifest:full-path="Pictures/2000000D00000A7A00000A77633DC71E.svm"/>
  <manifest:file-entry manifest:media-type="" manifest:full-path="Pictures/2000000D000029F700000A65D208DC1B.svm"/>
  <manifest:file-entry manifest:media-type="image/jpeg" manifest:full-path="Pictures/100000000000027D0000009D7E08E8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4.752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 fo:margin-top="0.212cm" fo:margin-bottom="0cm"/>
    </style:style>
    <style:style style:name="P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7" style:family="paragraph" style:parent-style-name="Text_20_body">
      <style:paragraph-properties fo:text-align="center" style:justify-single-word="false" style:snap-to-layout-grid="false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0" style:family="paragraph" style:parent-style-name="Standard" style:master-page-name="Première_20_de_20_Couverture">
      <style:paragraph-properties style:page-number="1"/>
    </style:style>
    <style:style style:name="P11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asian="normal"/>
    </style:style>
    <style:style style:name="T5" style:family="text">
      <style:text-properties style:font-style-complex="normal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1" text:anchor-type="paragraph" svg:x="6.659cm" svg:y="13.762cm" svg:width="10.737cm" draw:z-index="0"><draw:text-box fo:min-height="0.37cm"><table:table table:name="Tableau1" table:style-name="Tableau1"><table:table-column table:style-name="Tableau1.A"/><table:table-row table:style-name="Tableau1.1"><table:table-cell table:style-name="Tableau1.A1" office:value-type="string"><text:p text:style-name="P3"><text:bookmark-start text:name="Titre"/><text:text-input text:description="Titre">Développement d'un clone libre de Dropbox</text:text-input><text:bookmark-end text:name="Titre"/></text:p><text:p text:style-name="P6"><text:text-input text:description="">Rapport Technique</text:text-input></text:p><text:p text:style-name="P5"><text:bookmark-start text:name="Service_émetteur"/><text:text-input text:description="Service_émetteur">Version: 1
Date: 18/05</text:text-input><text:bookmark-end text:name="Service_émetteur"/></text:p><text:p text:style-name="P5"><text:text-input text:description="Service_émetteur">Semestre 2 - Projet de développement</text:text-input></text:p><text:p text:style-name="P5">Printemps <text:bookmark-start text:name="Date"/><text:text-input text:description="Date">2011</text:text-input><text:bookmark-end text:name="Date"/></text:p></table:table-cell></table:table-row></table:table></draw:text-box></draw:frame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4">Projet 22</text:p><text:p text:style-name="P4"/><text:p text:style-name="P4"><text:bookmark-start text:name="Téléphone"/><text:text-input text:description="Téléphone">KY Hamed Brahane
GUERY Julien
MAHE Yann
</text:text-input><text:bookmark-end text:name="Téléphone"/></text:p><text:p text:style-name="Standard"><text:text-input text:description=""/></text:p><text:p text:style-name="Standard"><text:text-input text:description=""/></text:p></table:table-cell></table:table-row></table:table></draw:text-box></draw:frame><draw:frame draw:style-name="fr3" draw:name="images5" text:anchor-type="paragraph" svg:x="6.572cm" svg:y="21.034cm" svg:width="2.683cm" svg:height="2.679cm" draw:z-index="3"><draw:image xlink:href="Pictures/2000000D00000A7A00000A77633DC71E.svm" xlink:type="simple" xlink:show="embed" xlink:actuate="onLoad"/></draw:frame><draw:frame draw:style-name="fr3" draw:name="images4" text:anchor-type="paragraph" svg:x="6.588cm" svg:y="10.146cm" svg:width="10.744cm" svg:height="2.662cm" draw:z-index="2"><draw:image xlink:href="Pictures/2000000D000029F700000A65D208DC1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is-list-header="true"><text:soft-page-break/></text:h>
      <text:p text:style-name="Text_20_body"><text:span text:style-name="T3"><text:s/></text:span></text:p>
      <text:table-of-content text:style-name="Sect1" text:protected="true" text:name="Table des matières1">
        <text:table-of-content-source text:outline-level="3" text:use-index-source-styles="true">
          <text:index-title-template text:style-name="Subtitle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Table des matières</text:p>
          </text:index-title>
          <text:p text:style-name="P9">Résumé<text:tab/>2</text:p>
          <text:p text:style-name="P9">1. Introduction<text:tab/>4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<text:s/>Introduction</text:h>
      <text:p text:style-name="Text_20_body"/>
      <text:p text:style-name="Text_20_body">Ce document constitue la première version du rapport technique du projet de développement S2 intitulé <text:span text:style-name="T1"><text:s/>Développement d'un clone libre de Dropbox.</text:span></text:p>
      <text:p text:style-name="Text_20_body"><text:span text:style-name="T1">Dropbox</text:span><text:span text:style-name="T3"> est un service de stockage et de partage de fichiers en ligne proposé par l'entreprise </text:span><text:span text:style-name="T1">DropBox Inc.</text:span><text:span text:style-name="T3"> Il permet de synchroniser automatiquement avec un serveur distant des répertoires choisis sur plusieurs machines utilisateurs. Le serveur distant qui stocke les fichiers est un serveur appartenant à DropBox Inc. Les fichiers deviennent donc accessibles par le web via n'importe quel navigateur internet, mais aussi en utilisant une application cliente multi-système d'exploitation (Linux, Mac OS, Microsoft Windows, iOS …).</text:span></text:p>
      <text:p text:style-name="P8">Les intérêts d'une telle application sont évidents : la synchronisation automatique de ses répertoires avec un serveur distant protège les données quasiment en temps réel, et elle permet de travailler à partir de plusieurs machines sur les mêmes fichiers de manière complètement transparente (sans avoir <text:s/>besoin de se connecter à un serveur pour accéder à des documents).</text:p>
      <text:p text:style-name="P8">Un des gros inconvénients de Dropbox est qu'il impose d'avoir une totale confiance dans le gestionnaire du serveur central qui stocke les fichiers. Ce serveur, hébergé par Dropbox Inc, pourrait à tout moment accéder à vos données confidentielles. De plus, le logiciel est propriétaire et devient payant au delà de 2 Go d'espace de stockage. Le logiciel souffre d'autres défauts, en particulier le fait qu'il ne soit pas possible de configurer et personnaliser très précisément les répertoires à partager.</text:p>
      <text:p text:style-name="Text_20_body"><text:span text:style-name="T3">C'est dans ce soucis de remédier à ces quelques défauts que s'inscrit ce projet : concevoir et réaliser un logiciel capable de mimer les fonctionnalités de Dropbox à ceci près que qu'il utilisera un serveur local, et aura donc l'avantage de la confidentialité des données synchronisées et d'un déploiement sur le réseau local.</text:span></text:p>
      <text:p text:style-name="Text_20_body"/>
      <text:p text:style-name="Text_20_body">Le document qui suit 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fo:font-size="10.5pt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style:font-size-complex="10pt"/>
    </style:style>
    <style:style style:name="Annexe_20_1" style:display-name="Annexe 1" style:family="paragraph" style:parent-style-name="Standard" style:next-style-name="Text_20_body" style:list-style-name="WW8Num11" style:master-page-name="">
      <style:paragraph-properties fo:margin-top="0.635cm" fo:margin-bottom="0.423cm" fo:text-align="center" style:justify-single-word="false" style:page-number="auto" fo:break-before="auto" fo:break-after="auto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list-style-name="WW8Num11" style:master-page-name="">
      <style:paragraph-properties fo:margin-top="0.423cm" fo:margin-bottom="0.212cm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list-style-name="WW8Num11">
      <style:paragraph-properties fo:margin-left="3cm" fo:margin-right="0cm" fo:margin-top="0.212cm" fo:margin-bottom="0.212cm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fo:text-align="center" style:justify-single-word="false" style:page-number="auto"/>
      <style:text-properties fo:color="#a8b50a" fo:font-size="20pt" fo:font-weight="bold" style:font-size-asian="20pt" style:font-weight-asian="bold" style:font-name-complex="Arial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1" style:font-name-complex="Symbol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Symbol"/>
    </style:style>
    <style:style style:name="WW8Num18z3" style:family="text">
      <style:text-properties style:font-name="Symbol"/>
    </style:style>
    <style:style style:name="WW8Num19z0" style:family="text">
      <style:text-properties style:font-name="Times New Roman" style:font-name-complex="Times New Roman"/>
    </style:style>
    <style:style style:name="WW8Num19z1" style:family="text">
      <style:text-properties style:font-name="Courier New1" style:font-name-complex="Symbol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prefix="(" style:num-suffix=")" style:num-format="a" style:num-letter-sync="true">
        <style:list-level-properties/>
      </text:outline-level-style>
      <text:outline-level-style text:level="6" style:num-prefix="(" style:num-suffix=")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WW8Num13z0" style:num-suffix=".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style:font-name="Courier New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/>
        <style:text-properties style:font-name="Wingdings"/>
      </text:list-level-style-bullet>
      <text:list-level-style-bullet text:level="2" text:style-name="WW8Num18z1" style:num-suffix="." text:bullet-char="o">
        <style:list-level-properties/>
        <style:text-properties style:font-name="Courier New"/>
      </text:list-level-style-bullet>
      <text:list-level-style-bullet text:level="3" text:style-name="WW8Num18z0" style:num-suffix="." text:bullet-char="">
        <style:list-level-properties/>
        <style:text-properties style:font-name="Wingdings"/>
      </text:list-level-style-bullet>
      <text:list-level-style-bullet text:level="4" text:style-name="WW8Num18z3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"/>
      </text:list-level-style-bullet>
      <text:list-level-style-bullet text:level="6" text:style-name="WW8Num18z0" style:num-suffix="." text:bullet-char="">
        <style:list-level-properties/>
        <style:text-properties style:font-name="Wingdings"/>
      </text:list-level-style-bullet>
      <text:list-level-style-bullet text:level="7" text:style-name="WW8Num18z3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"/>
      </text:list-level-style-bullet>
      <text:list-level-style-bullet text:level="9" text:style-name="WW8Num1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/>
        <style:text-properties style:font-name="Times New Roman"/>
      </text:list-level-style-bullet>
      <text:list-level-style-bullet text:level="2" text:style-name="WW8Num19z1" style:num-suffix="." text:bullet-char="o">
        <style:list-level-properties/>
        <style:text-properties style:font-name="Courier New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31A00000463ABFBAC7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8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4"><draw:image xlink:href="Pictures/100000000000027D0000009D7E08E83F.jpg" xlink:type="simple" xlink:show="embed" xlink:actuate="onLoad"/></draw:frame><draw:frame draw:style-name="Mfr1" draw:name="images3" text:anchor-type="char" svg:x="0cm" svg:y="-3.433cm" svg:width="2.679cm" svg:height="2.679cm" draw:z-index="5"><draw:image xlink:href="Pictures/10000000000000B1000000B1F53156FD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p text:style-name="MP2"><text:tab/><text:tab/><text:page-number text:select-page="current">2</text:page-number>/<text:page-count>7</text:page-count></text:p>
      </style:footer>
    </style:master-page>
    <style:master-page style:name="Right_20_Page" style:display-name="Right Page" style:page-layout-name="Mpm5" style:next-style-name="Left_20_Page">
      <style:footer>
        <text:p text:style-name="MP2">Développement d'un clone libre de Dropbox – Rapport technique<text:tab/><text:tab/><text:page-number text:select-page="current">2</text:page-number>/<text:page-count>7</text:page-count></text:p>
      </style:footer>
    </style:master-page>
    <style:master-page style:name="First_20_Page" style:display-name="First Page" style:page-layout-name="Mpm6" style:next-style-name="Left_20_Page"/>
    <style:master-page style:name="HTML" style:page-layout-name="Mpm7"/>
    <style:master-page style:name="Endnote" style:page-layout-name="Mpm8"/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>Rapport Télécom Bretagne</dc:title>
    <meta:creation-date>2010-11-11T12:29:30.84</meta:creation-date>
    <meta:editing-cycles>57</meta:editing-cycles>
    <meta:editing-duration>P1DT6H23M</meta:editing-duration>
    <meta:initial-creator>pierrick moi</meta:initial-creator>
    <dc:date>2011-05-15T13:15:08</dc:date>
    <meta:document-statistic meta:table-count="3" meta:image-count="4" meta:object-count="0" meta:page-count="7" meta:paragraph-count="22" meta:word-count="342" meta:character-count="2209"/>
    <meta:user-defined meta:name="Info 1"/>
    <meta:user-defined meta:name="Info 2"/>
    <meta:user-defined meta:name="Info 3"/>
    <meta:user-defined meta:name="Info 4"/>
  </office:meta>
</office:document-meta>
</file>